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number>
      <text:list-level-style-number text:level="2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3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4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5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6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7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8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9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number text:level="1" style:num-suffix="." style:num-format="1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number>
      <text:list-level-style-number text:level="2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3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4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5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6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7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8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9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number>
      <text:list-level-style-number text:level="2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3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4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5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6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7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8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9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number>
      <text:list-level-style-number text:level="2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3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4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5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6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7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8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9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0263in" text:min-label-width="0.25in" text:list-level-position-and-space-mode="label-alignment">
          <style:list-level-label-alignment text:label-followed-by="listtab" fo:margin-left="1.2763in" fo:text-indent="-0.25in"/>
        </style:list-level-properties>
      </text:list-level-style-number>
      <text:list-level-style-number text:level="2" style:num-suffix="." style:num-format="1">
        <style:list-level-properties text:space-before="1.2763in" text:min-label-width="0.25in" text:list-level-position-and-space-mode="label-alignment">
          <style:list-level-label-alignment text:label-followed-by="listtab" fo:margin-left="1.5263in" fo:text-indent="-0.25in"/>
        </style:list-level-properties>
      </text:list-level-style-number>
      <text:list-level-style-number text:level="3" style:num-suffix="." style:num-format="1">
        <style:list-level-properties text:space-before="1.5263in" text:min-label-width="0.25in" text:list-level-position-and-space-mode="label-alignment">
          <style:list-level-label-alignment text:label-followed-by="listtab" fo:margin-left="1.7763in" fo:text-indent="-0.25in"/>
        </style:list-level-properties>
      </text:list-level-style-number>
      <text:list-level-style-number text:level="4" style:num-suffix="." style:num-format="1">
        <style:list-level-properties text:space-before="1.7763in" text:min-label-width="0.25in" text:list-level-position-and-space-mode="label-alignment">
          <style:list-level-label-alignment text:label-followed-by="listtab" fo:margin-left="2.0263in" fo:text-indent="-0.25in"/>
        </style:list-level-properties>
      </text:list-level-style-number>
      <text:list-level-style-number text:level="5" style:num-suffix="." style:num-format="1">
        <style:list-level-properties text:space-before="2.0263in" text:min-label-width="0.25in" text:list-level-position-and-space-mode="label-alignment">
          <style:list-level-label-alignment text:label-followed-by="listtab" fo:margin-left="2.2763in" fo:text-indent="-0.25in"/>
        </style:list-level-properties>
      </text:list-level-style-number>
      <text:list-level-style-number text:level="6" style:num-suffix="." style:num-format="1">
        <style:list-level-properties text:space-before="2.2763in" text:min-label-width="0.25in" text:list-level-position-and-space-mode="label-alignment">
          <style:list-level-label-alignment text:label-followed-by="listtab" fo:margin-left="2.5263in" fo:text-indent="-0.25in"/>
        </style:list-level-properties>
      </text:list-level-style-number>
      <text:list-level-style-number text:level="7" style:num-suffix="." style:num-format="1">
        <style:list-level-properties text:space-before="2.5263in" text:min-label-width="0.25in" text:list-level-position-and-space-mode="label-alignment">
          <style:list-level-label-alignment text:label-followed-by="listtab" fo:margin-left="2.7763in" fo:text-indent="-0.25in"/>
        </style:list-level-properties>
      </text:list-level-style-number>
      <text:list-level-style-number text:level="8" style:num-suffix="." style:num-format="1">
        <style:list-level-properties text:space-before="2.7763in" text:min-label-width="0.25in" text:list-level-position-and-space-mode="label-alignment">
          <style:list-level-label-alignment text:label-followed-by="listtab" fo:margin-left="3.0263in" fo:text-indent="-0.25in"/>
        </style:list-level-properties>
      </text:list-level-style-number>
      <text:list-level-style-number text:level="9" style:num-suffix="." style:num-format="1">
        <style:list-level-properties text:space-before="3.0263in" text:min-label-width="0.25in" text:list-level-position-and-space-mode="label-alignment">
          <style:list-level-label-alignment text:label-followed-by="listtab" fo:margin-left="3.2763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227in" text:min-label-width="0.25in" text:list-level-position-and-space-mode="label-alignment">
          <style:list-level-label-alignment text:label-followed-by="listtab" fo:margin-left="1.477in" fo:text-indent="-0.25in"/>
        </style:list-level-properties>
      </text:list-level-style-number>
      <text:list-level-style-number text:level="2" style:num-suffix="." style:num-format="1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</text:list-level-style-number>
      <text:list-level-style-number text:level="3" style:num-suffix="." style:num-format="1">
        <style:list-level-properties text:space-before="1.727in" text:min-label-width="0.25in" text:list-level-position-and-space-mode="label-alignment">
          <style:list-level-label-alignment text:label-followed-by="listtab" fo:margin-left="1.977in" fo:text-indent="-0.25in"/>
        </style:list-level-properties>
      </text:list-level-style-number>
      <text:list-level-style-number text:level="4" style:num-suffix="." style:num-format="1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</text:list-level-style-number>
      <text:list-level-style-number text:level="5" style:num-suffix="." style:num-format="1">
        <style:list-level-properties text:space-before="2.227in" text:min-label-width="0.25in" text:list-level-position-and-space-mode="label-alignment">
          <style:list-level-label-alignment text:label-followed-by="listtab" fo:margin-left="2.477in" fo:text-indent="-0.25in"/>
        </style:list-level-properties>
      </text:list-level-style-number>
      <text:list-level-style-number text:level="6" style:num-suffix="." style:num-format="1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</text:list-level-style-number>
      <text:list-level-style-number text:level="7" style:num-suffix="." style:num-format="1">
        <style:list-level-properties text:space-before="2.727in" text:min-label-width="0.25in" text:list-level-position-and-space-mode="label-alignment">
          <style:list-level-label-alignment text:label-followed-by="listtab" fo:margin-left="2.977in" fo:text-indent="-0.25in"/>
        </style:list-level-properties>
      </text:list-level-style-number>
      <text:list-level-style-number text:level="8" style:num-suffix="." style:num-format="1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</text:list-level-style-number>
      <text:list-level-style-number text:level="9" style:num-suffix="." style:num-format="1">
        <style:list-level-properties text:space-before="3.227in" text:min-label-width="0.25in" text:list-level-position-and-space-mode="label-alignment">
          <style:list-level-label-alignment text:label-followed-by="listtab" fo:margin-left="3.477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.227in" text:min-label-width="0.25in" text:list-level-position-and-space-mode="label-alignment">
          <style:list-level-label-alignment text:label-followed-by="listtab" fo:margin-left="1.477in" fo:text-indent="-0.25in"/>
        </style:list-level-properties>
      </text:list-level-style-number>
      <text:list-level-style-number text:level="2" style:num-suffix="." style:num-format="1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</text:list-level-style-number>
      <text:list-level-style-number text:level="3" style:num-suffix="." style:num-format="1">
        <style:list-level-properties text:space-before="1.727in" text:min-label-width="0.25in" text:list-level-position-and-space-mode="label-alignment">
          <style:list-level-label-alignment text:label-followed-by="listtab" fo:margin-left="1.977in" fo:text-indent="-0.25in"/>
        </style:list-level-properties>
      </text:list-level-style-number>
      <text:list-level-style-number text:level="4" style:num-suffix="." style:num-format="1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</text:list-level-style-number>
      <text:list-level-style-number text:level="5" style:num-suffix="." style:num-format="1">
        <style:list-level-properties text:space-before="2.227in" text:min-label-width="0.25in" text:list-level-position-and-space-mode="label-alignment">
          <style:list-level-label-alignment text:label-followed-by="listtab" fo:margin-left="2.477in" fo:text-indent="-0.25in"/>
        </style:list-level-properties>
      </text:list-level-style-number>
      <text:list-level-style-number text:level="6" style:num-suffix="." style:num-format="1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</text:list-level-style-number>
      <text:list-level-style-number text:level="7" style:num-suffix="." style:num-format="1">
        <style:list-level-properties text:space-before="2.727in" text:min-label-width="0.25in" text:list-level-position-and-space-mode="label-alignment">
          <style:list-level-label-alignment text:label-followed-by="listtab" fo:margin-left="2.977in" fo:text-indent="-0.25in"/>
        </style:list-level-properties>
      </text:list-level-style-number>
      <text:list-level-style-number text:level="8" style:num-suffix="." style:num-format="1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</text:list-level-style-number>
      <text:list-level-style-number text:level="9" style:num-suffix="." style:num-format="1">
        <style:list-level-properties text:space-before="3.227in" text:min-label-width="0.25in" text:list-level-position-and-space-mode="label-alignment">
          <style:list-level-label-alignment text:label-followed-by="listtab" fo:margin-left="3.477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1.227in" text:min-label-width="0.25in" text:list-level-position-and-space-mode="label-alignment">
          <style:list-level-label-alignment text:label-followed-by="listtab" fo:margin-left="1.477in" fo:text-indent="-0.25in"/>
        </style:list-level-properties>
      </text:list-level-style-number>
      <text:list-level-style-number text:level="2" style:num-suffix="." style:num-format="1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</text:list-level-style-number>
      <text:list-level-style-number text:level="3" style:num-suffix="." style:num-format="1">
        <style:list-level-properties text:space-before="1.727in" text:min-label-width="0.25in" text:list-level-position-and-space-mode="label-alignment">
          <style:list-level-label-alignment text:label-followed-by="listtab" fo:margin-left="1.977in" fo:text-indent="-0.25in"/>
        </style:list-level-properties>
      </text:list-level-style-number>
      <text:list-level-style-number text:level="4" style:num-suffix="." style:num-format="1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</text:list-level-style-number>
      <text:list-level-style-number text:level="5" style:num-suffix="." style:num-format="1">
        <style:list-level-properties text:space-before="2.227in" text:min-label-width="0.25in" text:list-level-position-and-space-mode="label-alignment">
          <style:list-level-label-alignment text:label-followed-by="listtab" fo:margin-left="2.477in" fo:text-indent="-0.25in"/>
        </style:list-level-properties>
      </text:list-level-style-number>
      <text:list-level-style-number text:level="6" style:num-suffix="." style:num-format="1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</text:list-level-style-number>
      <text:list-level-style-number text:level="7" style:num-suffix="." style:num-format="1">
        <style:list-level-properties text:space-before="2.727in" text:min-label-width="0.25in" text:list-level-position-and-space-mode="label-alignment">
          <style:list-level-label-alignment text:label-followed-by="listtab" fo:margin-left="2.977in" fo:text-indent="-0.25in"/>
        </style:list-level-properties>
      </text:list-level-style-number>
      <text:list-level-style-number text:level="8" style:num-suffix="." style:num-format="1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</text:list-level-style-number>
      <text:list-level-style-number text:level="9" style:num-suffix="." style:num-format="1">
        <style:list-level-properties text:space-before="3.227in" text:min-label-width="0.25in" text:list-level-position-and-space-mode="label-alignment">
          <style:list-level-label-alignment text:label-followed-by="listtab" fo:margin-left="3.477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7493in" style:use-optimal-column-width="false"/>
    </style:style>
    <style:style style:name="TableColumn3" style:family="table-column">
      <style:table-column-properties style:column-width="1.8854in" style:use-optimal-column-width="false"/>
    </style:style>
    <style:style style:name="TableColumn4" style:family="table-column">
      <style:table-column-properties style:column-width="1.7298in" style:use-optimal-column-width="false"/>
    </style:style>
    <style:style style:name="TableColumn5" style:family="table-column">
      <style:table-column-properties style:column-width="1.5625in" style:use-optimal-column-width="false"/>
    </style:style>
    <style:style style:name="Table1" style:family="table" style:master-page-name="MP0">
      <style:table-properties style:width="6.927in" fo:margin-left="0in" table:align="left"/>
    </style:style>
    <style:style style:name="TableRow6" style:family="table-row">
      <style:table-row-properties style:min-row-height="0.8173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</style:style>
    <style:style style:name="T9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10" style:parent-style-name="DefaultParagraphFon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1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2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3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4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5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6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19" style:parent-style-name="DefaultParagraphFon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0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21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22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23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24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25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26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27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28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31" style:parent-style-name="DefaultParagraphFon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2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33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34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35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36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37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38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39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40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41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42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43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Cell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5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46" style:parent-style-name="DefaultParagraphFon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47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48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49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50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51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Row52" style:family="table-row">
      <style:table-row-properties style:min-row-height="0.8173in" style:use-optimal-row-height="false"/>
    </style:style>
    <style:style style:name="TableCell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4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55" style:parent-style-name="DefaultParagraphFon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56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57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58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59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1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62" style:parent-style-name="DefaultParagraphFon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63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64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65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68" style:parent-style-name="DefaultParagraphFon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69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70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71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Row72" style:family="table-row">
      <style:table-row-properties style:min-row-height="0.802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75" style:parent-style-name="DefaultParagraphFon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76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77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78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79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80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81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82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83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5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86" style:parent-style-name="DefaultParagraphFon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87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88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89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90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91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92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4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95" style:parent-style-name="DefaultParagraphFon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96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97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98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99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1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102" style:parent-style-name="DefaultParagraphFon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03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04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05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06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Row107" style:family="table-row">
      <style:table-row-properties style:min-row-height="0.5013in"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110" style:parent-style-name="DefaultParagraphFon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11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12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13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14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6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117" style:parent-style-name="DefaultParagraphFon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18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19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20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21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22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23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24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6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127" style:parent-style-name="DefaultParagraphFon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28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29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30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31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Row132" style:family="table-row">
      <style:table-row-properties style:min-row-height="0.7875in"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141" style:parent-style-name="Standard" style:list-style-name="LFO1" style:family="paragraph"/>
    <style:style style:name="P142" style:parent-style-name="Standard" style:list-style-name="LFO2" style:family="paragraph"/>
    <style:style style:name="P143" style:parent-style-name="Standard" style:list-style-name="LFO2" style:family="paragraph"/>
    <style:style style:name="P144" style:parent-style-name="Standard" style:list-style-name="LFO2" style:family="paragraph"/>
    <style:style style:name="P145" style:parent-style-name="Standard" style:list-style-name="LFO2" style:family="paragraph"/>
    <style:style style:name="P146" style:parent-style-name="Standard" style:list-style-name="LFO2" style:family="paragraph"/>
    <style:style style:name="P147" style:parent-style-name="Standard" style:list-style-name="LFO2" style:family="paragraph"/>
    <style:style style:name="P148" style:parent-style-name="Standard" style:list-style-name="LFO3" style:family="paragraph"/>
    <style:style style:name="P149" style:parent-style-name="Standard" style:list-style-name="LFO4" style:family="paragraph"/>
    <style:style style:name="P150" style:parent-style-name="Standard" style:list-style-name="LFO4" style:family="paragraph"/>
    <style:style style:name="P151" style:parent-style-name="Standard" style:list-style-name="LFO4" style:family="paragraph"/>
    <style:style style:name="P152" style:parent-style-name="Standard" style:list-style-name="LFO4" style:family="paragraph"/>
    <style:style style:name="P153" style:parent-style-name="Standard" style:list-style-name="LFO1" style:family="paragraph"/>
    <style:style style:name="P154" style:parent-style-name="Standard" style:list-style-name="LFO1" style:family="paragraph"/>
    <style:style style:name="P155" style:parent-style-name="Standard" style:list-style-name="LFO5" style:family="paragraph"/>
    <style:style style:name="P156" style:parent-style-name="Standard" style:list-style-name="LFO1" style:family="paragraph"/>
    <style:style style:name="P157" style:parent-style-name="Standard" style:list-style-name="LFO6" style:family="paragraph"/>
    <style:style style:name="P158" style:parent-style-name="Standard" style:list-style-name="LFO6" style:family="paragraph"/>
    <style:style style:name="P159" style:parent-style-name="Standard" style:list-style-name="LFO6" style:family="paragraph"/>
    <style:style style:name="P160" style:parent-style-name="Standard" style:list-style-name="LFO6" style:family="paragraph"/>
    <style:style style:name="P161" style:parent-style-name="Standard" style:list-style-name="LFO6" style:family="paragraph"/>
    <style:style style:name="P162" style:parent-style-name="Standard" style:list-style-name="LFO6" style:family="paragraph"/>
    <style:style style:name="P163" style:parent-style-name="Standard" style:list-style-name="LFO6" style:family="paragraph"/>
    <style:style style:name="P164" style:parent-style-name="Standard" style:list-style-name="LFO1" style:family="paragraph"/>
    <style:style style:name="P165" style:parent-style-name="Standard" style:list-style-name="LFO1" style:family="paragraph"/>
    <style:style style:name="P166" style:parent-style-name="Standard" style:list-style-name="LFO1" style:family="paragraph"/>
    <style:style style:name="P167" style:parent-style-name="Standard" style:list-style-name="LFO1" style:family="paragraph"/>
    <style:style style:name="P168" style:parent-style-name="Standard" style:list-style-name="LFO1" style:family="paragraph">
      <style:paragraph-properties fo:margin-left="0.9847in">
        <style:tab-stops/>
      </style:paragraph-properties>
    </style:style>
    <style:style style:name="P169" style:parent-style-name="Standard" style:list-style-name="LFO7" style:family="paragraph"/>
    <style:style style:name="P170" style:parent-style-name="Standard" style:list-style-name="LFO7" style:family="paragraph"/>
    <style:style style:name="P171" style:parent-style-name="Standard" style:list-style-name="LFO7" style:family="paragraph"/>
    <style:style style:name="P172" style:parent-style-name="Standard" style:list-style-name="LFO7" style:family="paragraph"/>
    <style:style style:name="P173" style:parent-style-name="Standard" style:list-style-name="LFO7" style:family="paragraph"/>
    <style:style style:name="P174" style:parent-style-name="Standard" style:list-style-name="LFO1" style:family="paragraph">
      <style:paragraph-properties fo:margin-left="0.9847in">
        <style:tab-stops/>
      </style:paragraph-properties>
    </style:style>
    <style:style style:name="P175" style:parent-style-name="Standard" style:list-style-name="LFO8" style:family="paragraph">
      <style:paragraph-properties fo:margin-left="1.0104in" fo:text-indent="0.0208in">
        <style:tab-stops>
          <style:tab-stop style:type="left" style:position="-0.1666in"/>
          <style:tab-stop style:type="left" style:position="0.2916in"/>
        </style:tab-stops>
      </style:paragraph-properties>
    </style:style>
    <style:style style:name="P176" style:parent-style-name="Standard" style:list-style-name="LFO8" style:family="paragraph">
      <style:paragraph-properties fo:margin-left="1.0104in" fo:text-indent="0.0208in">
        <style:tab-stops>
          <style:tab-stop style:type="left" style:position="-0.1666in"/>
          <style:tab-stop style:type="left" style:position="0.2916in"/>
        </style:tab-stops>
      </style:paragraph-properties>
    </style:style>
    <style:style style:name="P177" style:parent-style-name="Standard" style:list-style-name="LFO8" style:family="paragraph">
      <style:paragraph-properties fo:margin-left="1.0104in" fo:text-indent="0.0208in">
        <style:tab-stops>
          <style:tab-stop style:type="left" style:position="-0.1666in"/>
          <style:tab-stop style:type="left" style:position="0.2916in"/>
        </style:tab-stops>
      </style:paragraph-properties>
    </style:style>
    <style:style style:name="P178" style:parent-style-name="Standard" style:list-style-name="LFO8" style:family="paragraph">
      <style:paragraph-properties fo:margin-left="1.0104in" fo:text-indent="0.0208in">
        <style:tab-stops>
          <style:tab-stop style:type="left" style:position="-0.1666in"/>
          <style:tab-stop style:type="left" style:position="0.2916in"/>
        </style:tab-stops>
      </style:paragraph-properties>
    </style:style>
    <style:style style:name="P179" style:parent-style-name="Standard" style:list-style-name="LFO1" style:family="paragraph">
      <style:paragraph-properties fo:margin-left="0.9847in">
        <style:tab-stops/>
      </style:paragraph-properties>
    </style:style>
    <style:style style:name="P180" style:parent-style-name="Standard" style:list-style-name="LFO9" style:family="paragraph">
      <style:paragraph-properties fo:margin-left="1in" fo:text-indent="-0.0104in">
        <style:tab-stops>
          <style:tab-stop style:type="left" style:position="-0.2395in"/>
          <style:tab-stop style:type="left" style:position="0.25in"/>
        </style:tab-stops>
      </style:paragraph-properties>
    </style:style>
    <style:style style:name="P181" style:parent-style-name="Standard" style:list-style-name="LFO9" style:family="paragraph">
      <style:paragraph-properties fo:margin-left="1in" fo:text-indent="-0.0104in">
        <style:tab-stops>
          <style:tab-stop style:type="left" style:position="-0.2395in"/>
          <style:tab-stop style:type="left" style:position="0.25in"/>
        </style:tab-stops>
      </style:paragraph-properties>
    </style:style>
    <style:style style:name="P182" style:parent-style-name="Standard" style:list-style-name="LFO9" style:family="paragraph">
      <style:paragraph-properties fo:margin-left="1in" fo:text-indent="-0.0104in">
        <style:tab-stops>
          <style:tab-stop style:type="left" style:position="-0.2395in"/>
          <style:tab-stop style:type="left" style:position="0.25in"/>
        </style:tab-stops>
      </style:paragraph-properties>
    </style:style>
    <style:style style:name="P183" style:parent-style-name="Standard" style:list-style-name="LFO9" style:family="paragraph">
      <style:paragraph-properties fo:margin-left="1in" fo:text-indent="-0.0104in">
        <style:tab-stops>
          <style:tab-stop style:type="left" style:position="-0.2395in"/>
          <style:tab-stop style:type="left" style:position="0.25in"/>
        </style:tab-stops>
      </style:paragraph-properties>
    </style:style>
    <style:style style:name="P184" style:parent-style-name="Standard" style:list-style-name="LFO1" style:family="paragraph">
      <style:paragraph-properties fo:margin-left="0.9847in">
        <style:tab-stops/>
      </style:paragraph-properties>
    </style:style>
    <style:style style:name="P185" style:parent-style-name="Standard" style:list-style-name="LFO10" style:family="paragraph">
      <style:paragraph-properties fo:margin-left="0.9895in" fo:text-indent="-0.0208in">
        <style:tab-stops/>
      </style:paragraph-properties>
    </style:style>
    <style:style style:name="P186" style:parent-style-name="Standard" style:list-style-name="LFO1" style:family="paragraph"/>
    <style:style style:name="P187" style:parent-style-name="Standard" style:list-style-name="LFO11" style:family="paragraph"/>
    <style:style style:name="P188" style:parent-style-name="Standard" style:list-style-name="LFO11" style:family="paragraph"/>
    <style:style style:name="P189" style:parent-style-name="Standard" style:family="paragraph">
      <style:paragraph-properties fo:margin-left="0.5in">
        <style:tab-stops/>
      </style:paragraph-properties>
    </style:style>
    <style:style style:name="P190" style:parent-style-name="Standard" style:family="paragraph">
      <style:paragraph-properties fo:margin-left="0.5in">
        <style:tab-stops/>
      </style:paragraph-properties>
    </style:style>
    <style:style style:name="P191" style:parent-style-name="Standard" style:list-style-name="LFO11" style:family="paragraph"/>
    <style:style style:name="P192" style:parent-style-name="Standard" style:list-style-name="LFO11" style:family="paragraph"/>
    <style:style style:name="P193" style:parent-style-name="Standard" style:list-style-name="LFO11" style:family="paragraph"/>
    <style:style style:name="P194" style:parent-style-name="Standard" style:list-style-name="LFO11" style:family="paragraph"/>
    <style:style style:name="P195" style:parent-style-name="Standard" style:list-style-name="LFO11" style:family="paragraph"/>
    <style:style style:name="P196" style:parent-style-name="Standard" style:list-style-name="LFO11" style:family="paragraph"/>
    <style:style style:name="P197" style:parent-style-name="Standard" style:list-style-name="LFO11" style:family="paragraph"/>
    <style:style style:name="P198" style:parent-style-name="Standard" style:list-style-name="LFO11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Course</text:span><text:span text:style-name="T10"><text:s/>=</text:span></text:p>
            <text:p text:style-name="P11">@courseId</text:p>
            <text:p text:style-name="P12">+matName</text:p>
            <text:p text:style-name="P13">+instrName</text:p>
            <text:p text:style-name="P14">+rangeIdx</text:p>
            <text:p text:style-name="P15">+rangeLevel</text:p>
            <text:p text:style-name="P16">+rangeFreq</text:p>
          </table:table-cell>
          <table:table-cell table:style-name="TableCell17">
            <text:p text:style-name="TableContents"><text:span text:style-name="T18">Material</text:span><text:span text:style-name="T19"><text:s/>=</text:span></text:p>
            <text:p text:style-name="P20">@matId</text:p>
            <text:p text:style-name="P21">@matName</text:p>
            <text:p text:style-name="P22">+matType(word,gram..)</text:p>
            <text:p text:style-name="P23">+srcShort</text:p>
            <text:p text:style-name="P24">+srcLong</text:p>
            <text:p text:style-name="P25">+tgtShort</text:p>
            <text:p text:style-name="P26">+tgtLong</text:p>
            <text:p text:style-name="P27">+level</text:p>
            <text:p text:style-name="P28">+frequency</text:p>
          </table:table-cell>
          <table:table-cell table:style-name="TableCell29" table:number-rows-spanned="2">
            <text:p text:style-name="TableContents"><text:span text:style-name="T30">Instruction</text:span><text:span text:style-name="T31"><text:s/>=</text:span></text:p>
            <text:p text:style-name="P32">@instrId</text:p>
            <text:p text:style-name="P33">@instrName</text:p>
            <text:p text:style-name="P34">+matType</text:p>
            <text:p text:style-name="P35">+schemeType<text:s/>（N/S/L)</text:p>
            <text:p text:style-name="P36">+round</text:p>
            <text:p text:style-name="P37">+desc</text:p>
            <text:p text:style-name="P38">+instrData</text:p>
            <text:p text:style-name="P39">+instrType txt,aud</text:p>
            <text:p text:style-name="P40">+instrLen</text:p>
            <text:p text:style-name="P41">+answerData</text:p>
            <text:p text:style-name="P42">+answerType txt,vid</text:p>
            <text:p text:style-name="P43">+answerLen</text:p>
          </table:table-cell>
          <table:table-cell table:style-name="TableCell44">
            <text:p text:style-name="TableContents"><text:span text:style-name="T45">Scheme</text:span><text:span text:style-name="T46"><text:s/>=</text:span></text:p>
            <text:p text:style-name="P47">@schemeId</text:p>
            <text:p text:style-name="P48">@schemeName</text:p>
            <text:p text:style-name="P49">+schemaType (NSL)</text:p>
            <text:p text:style-name="P50">+intervals</text:p>
            <text:p text:style-name="P51">+desc</text:p>
          </table:table-cell>
        </table:table-row>
        <table:table-row table:style-name="TableRow52">
          <table:table-cell table:style-name="TableCell53">
            <text:p text:style-name="TableContents"><text:span text:style-name="T54">User</text:span><text:span text:style-name="T55"><text:s/>=</text:span></text:p>
            <text:p text:style-name="P56">@userId</text:p>
            <text:p text:style-name="P57">+login</text:p>
            <text:p text:style-name="P58">+passwd</text:p>
            <text:p text:style-name="P59">+name</text:p>
          </table:table-cell>
          <table:table-cell table:style-name="TableCell60">
            <text:p text:style-name="TableContents"><text:span text:style-name="T61">MatTag</text:span><text:span text:style-name="T62"><text:s/>=</text:span></text:p>
            <text:p text:style-name="P63">@matId</text:p>
            <text:p text:style-name="P64">@tagName</text:p>
            <text:p text:style-name="P65">+tagValue</text:p>
          </table:table-cell>
          <table:covered-table-cell>
            <text:p text:style-name="Normal"/>
          </table:covered-table-cell>
          <table:table-cell table:style-name="TableCell66">
            <text:p text:style-name="TableContents"><text:span text:style-name="T67">DefaultPlan</text:span><text:span text:style-name="T68"><text:s/>=</text:span></text:p>
            <text:p text:style-name="P69">@courseId</text:p>
            <text:p text:style-name="P70">@matType</text:p>
            <text:p text:style-name="P71">@schemeName</text:p>
          </table:table-cell>
        </table:table-row>
        <table:table-row table:style-name="TableRow72">
          <table:table-cell table:style-name="TableCell73" table:number-rows-spanned="2">
            <text:p text:style-name="TableContents"><text:span text:style-name="T74">MyCourse</text:span><text:span text:style-name="T75"><text:s/>=</text:span></text:p>
            <text:p text:style-name="P76">@userId</text:p>
            <text:p text:style-name="P77">@courseId</text:p>
            <text:p text:style-name="P78">+lessonSize</text:p>
            <text:p text:style-name="P79">+lessonBegDate</text:p>
            <text:p text:style-name="P80">+lessonLastDate</text:p>
            <text:p text:style-name="P81">+lessonLast</text:p>
            <text:p text:style-name="P82">+lessonDays</text:p>
            <text:p text:style-name="P83">+speed</text:p>
          </table:table-cell>
          <table:table-cell table:style-name="TableCell84">
            <text:p text:style-name="TableContents"><text:span text:style-name="T85">MyMaterial</text:span><text:span text:style-name="T86"><text:s/>=</text:span></text:p>
            <text:p text:style-name="P87">@userId</text:p>
            <text:p text:style-name="P88">@matId</text:p>
            <text:p text:style-name="P89">@matName</text:p>
            <text:p text:style-name="P90">+lessonNum</text:p>
            <text:p text:style-name="P91">+score</text:p>
            <text:p text:style-name="P92">+note</text:p>
          </table:table-cell>
          <table:table-cell table:style-name="TableCell93">
            <text:p text:style-name="TableContents"><text:span text:style-name="T94">MyLesson</text:span><text:span text:style-name="T95"><text:s/>=</text:span></text:p>
            <text:p text:style-name="P96">@userId</text:p>
            <text:p text:style-name="P97">@lessonNum</text:p>
            <text:p text:style-name="P98">@matName</text:p>
            <text:p text:style-name="P99">+progress</text:p>
          </table:table-cell>
          <table:table-cell table:style-name="TableCell100">
            <text:p text:style-name="TableContents"><text:span text:style-name="T101">MyPlan</text:span><text:span text:style-name="T102"><text:s/>=</text:span></text:p>
            <text:p text:style-name="P103">@userId</text:p>
            <text:p text:style-name="P104">@courseId</text:p>
            <text:p text:style-name="P105">@matType</text:p>
            <text:p text:style-name="P106">@schemeName</text:p>
          </table:table-cell>
        </table:table-row>
        <table:table-row table:style-name="TableRow107">
          <table:covered-table-cell>
            <text:p text:style-name="Normal"/>
          </table:covered-table-cell>
          <table:table-cell table:style-name="TableCell108">
            <text:p text:style-name="TableContents"><text:span text:style-name="T109">MyMatTag</text:span><text:span text:style-name="T110"><text:s/>=</text:span></text:p>
            <text:p text:style-name="P111">@userId</text:p>
            <text:p text:style-name="P112">@matId</text:p>
            <text:p text:style-name="P113">@tagName</text:p>
            <text:p text:style-name="P114">+tagValue</text:p>
          </table:table-cell>
          <table:table-cell table:style-name="TableCell115">
            <text:p text:style-name="TableContents"><text:span text:style-name="T116">MyStudy</text:span><text:span text:style-name="T117"><text:s/>=</text:span></text:p>
            <text:p text:style-name="P118">@userId</text:p>
            <text:p text:style-name="P119">@matId</text:p>
            <text:p text:style-name="P120">@matName</text:p>
            <text:p text:style-name="P121">@instrId</text:p>
            <text:p text:style-name="P122">@instrName</text:p>
            <text:p text:style-name="P123">+feedback</text:p>
            <text:p text:style-name="P124">+fbInterval</text:p>
          </table:table-cell>
          <table:table-cell table:style-name="TableCell125">
            <text:p text:style-name="TableContents"><text:span text:style-name="T126">MyHistory</text:span><text:span text:style-name="T127"><text:s/>=</text:span></text:p>
            <text:p text:style-name="P128">@userId</text:p>
            <text:p text:style-name="P129">@hisId</text:p>
            <text:p text:style-name="P130">+matId</text:p>
            <text:p text:style-name="P131">+reason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Standard"/>
      <text:list text:style-name="LFO1" text:continue-numbering="true">
        <text:list-item>
          <text:p text:style-name="P141">Develop course: Material and Instruction</text:p>
        </text:list-item>
      </text:list>
      <text:list text:style-name="LFO2" text:continue-numbering="true">
        <text:list-item>
          <text:p text:style-name="P142">Create Material table. Set level/freq</text:p>
        </text:list-item>
        <text:list-item>
          <text:p text:style-name="P143">Add Course entry; calculate rangeLevel/freq, set rangeIdx</text:p>
        </text:list-item>
        <text:list-item>
          <text:p text:style-name="P144">Create Instruction with blank values based on Schema</text:p>
        </text:list-item>
        <text:list-item>
          <text:p text:style-name="P145">Manually enter default instructions</text:p>
        </text:list-item>
        <text:list-item>
          <text:p text:style-name="P146">Copy default instructions and manually override additional instructions</text:p>
        </text:list-item>
        <text:list-item>
          <text:p text:style-name="P147">Create Study with default instructions; override specific entries</text:p>
        </text:list-item>
      </text:list>
      <text:list text:style-name="LFO3" text:continue-numbering="true">
        <text:list-item>
          <text:p text:style-name="P148">User choose course</text:p>
        </text:list-item>
      </text:list>
      <text:list text:style-name="LFO4" text:continue-numbering="true">
        <text:list-item>
          <text:p text:style-name="P149">Create MyCourse</text:p>
        </text:list-item>
        <text:list-item>
          <text:p text:style-name="P150">Copy Material to MyMaterial based on Course.rangeXxx</text:p>
        </text:list-item>
        <text:list-item>
          <text:p text:style-name="P151">Assign MyMaterial.lessonNum based on Course.lessonSize and Material.level/inx/freq</text:p>
        </text:list-item>
        <text:list-item>
          <text:p text:style-name="P152">Insert into MyLesson</text:p>
        </text:list-item>
      </text:list>
      <text:list text:style-name="LFO1" text:continue-numbering="true">
        <text:list-item>
          <text:p text:style-name="P153">-//----------------Test which Material Items are already known (from easy level to hard<text:s/>level)? (or do it automatically via feedback?)------------//</text:p>
        </text:list-item>
        <text:list-item>
          <text:p text:style-name="P154">Initialize MyStudy</text:p>
        </text:list-item>
      </text:list>
      <text:list text:style-name="LFO5" text:continue-numbering="true">
        <text:list-item>
          <text:p text:style-name="P155">Copy Study to MyStudy filtered by MyMaterial.idMat</text:p>
        </text:list-item>
      </text:list>
      <text:list text:style-name="LFO1" text:continue-numbering="true">
        <text:list-item>
          <text:p text:style-name="P156">Generate today's lesson</text:p>
        </text:list-item>
      </text:list>
      <text:list text:style-name="LFO6" text:continue-numbering="true">
        <text:list-item>
          <text:p text:style-name="P157">Use MyCourse.lessonLast to get MyStudy entries as today's new Items</text:p>
        </text:list-item>
        <text:list-item>
          <text:p text:style-name="P158">Set new Items to array according<text:s/>to MyCourse.schemaNew</text:p>
        </text:list-item>
        <text:list-item>
          <text:p text:style-name="P159">Use MyCourse.schemaShort to set short Items into available array slots</text:p>
        </text:list-item>
        <text:list-item>
          <text:p text:style-name="P160">Use MyCourse.schemaLong and MyCourse.lessonDay to determine MyMaterial.lessonNum and Instruction.round</text:p>
        </text:list-item>
        <text:list-item>
          <text:p text:style-name="P161">Translate that into idMat and idInstr, get MyStudy entries (long Items)</text:p>
        </text:list-item>
        <text:list-item>
          <text:p text:style-name="P162">Insert long items into available slots</text:p>
        </text:list-item>
        <text:list-item>
          <text:p text:style-name="P163">Pack up the array</text:p>
        </text:list-item>
      </text:list>
      <text:list text:style-name="LFO1" text:continue-numbering="true">
        <text:list-item>
          <text:p text:style-name="P164">Analyze feedback and scoring</text:p>
        </text:list-item>
        <text:list-item>
          <text:p text:style-name="P165">Adjust Item based on score and feedback</text:p>
        </text:list-item>
        <text:list-item>
          <text:p text:style-name="P166">Adjust lesson size based on score and feedback</text:p>
        </text:list-item>
        <text:list-item>
          <text:p text:style-name="P167">Handle skipped lesson</text:p>
        </text:list-item>
        <text:list-item>
          <text:p text:style-name="P168">1 day skip</text:p>
        </text:list-item>
      </text:list>
      <text:list text:style-name="LFO7" text:continue-numbering="true">
        <text:list-item>
          <text:p text:style-name="P169">redo previous lesson, move it to current lesson (so that review next day)</text:p>
        </text:list-item>
        <text:list-item>
          <text:p text:style-name="P170">lean half of new words (of current lesson)</text:p>
        </text:list-item>
        <text:list-item>
          <text:p text:style-name="P171">move rest of the new words one at a time to subsequent lessons</text:p>
        </text:list-item>
        <text:list-item>
          <text:p text:style-name="P172">next day, need to review the increased previous lesson</text:p>
        </text:list-item>
        <text:list-item>
          <text:p text:style-name="P173">after 4 rounds, restore relocated</text:p>
        </text:list-item>
      </text:list>
      <text:list text:style-name="LFO1" text:continue-numbering="true">
        <text:list-item>
          <text:p text:style-name="P174">2 day skip</text:p>
        </text:list-item>
      </text:list>
      <text:list text:style-name="LFO8" text:continue-numbering="true">
        <text:list-item>
          <text:p text:style-name="P175">redo<text:s/>previous 2 lessons, move both to current lesson (so that review next day)</text:p>
        </text:list-item>
        <text:list-item>
          <text:p text:style-name="P176">lean quarter of new words (of current lesson)</text:p>
        </text:list-item>
        <text:list-item>
          <text:p text:style-name="P177">move rest of the new words to subsequent lessons</text:p>
        </text:list-item>
        <text:list-item>
          <text:p text:style-name="P178">next day, need to review the increased previous lesson</text:p>
        </text:list-item>
      </text:list>
      <text:list text:style-name="LFO1" text:continue-numbering="true">
        <text:list-item>
          <text:p text:style-name="P179">3 day skip</text:p>
        </text:list-item>
      </text:list>
      <text:list text:style-name="LFO9" text:continue-numbering="true">
        <text:list-item>
          <text:p text:style-name="P180">redo previous 3 lessons; move all into current lesson</text:p>
        </text:list-item>
        <text:list-item>
          <text:p text:style-name="P181">no new words</text:p>
        </text:list-item>
        <text:list-item>
          <text:p text:style-name="P182">move all new words into subsequent lessons, 1 per lesson</text:p>
        </text:list-item>
        <text:list-item>
          <text:p text:style-name="P183">next day, need to review the increased previous lesson</text:p>
        </text:list-item>
      </text:list>
      <text:list text:style-name="LFO1" text:continue-numbering="true">
        <text:list-item>
          <text:p text:style-name="P184">4 day skip</text:p>
        </text:list-item>
      </text:list>
      <text:list text:style-name="LFO10" text:continue-numbering="true">
        <text:list-item>
          <text:p text:style-name="P185"/>
        </text:list-item>
      </text:list>
      <text:list text:style-name="LFO1" text:continue-numbering="true">
        <text:list-item>
          <text:p text:style-name="P186">Handle 5-daily, 4-day, twice-a-day program</text:p>
        </text:list-item>
      </text:list>
      <text:p text:style-name="Standard">==============</text:p>
      <text:list text:style-name="LFO11" text:continue-numbering="true">
        <text:list-item>
          <text:p text:style-name="P187">Material and Instruction tables are dummy templates. Use the DDL of them to create specific materials and instructions:</text:p>
        </text:list-item>
      </text:list>
      <text:p text:style-name="Standard"/>
      <text:p text:style-name="Standard">English5000</text:p>
      <text:p text:style-name="Standard">EnglishGrade4</text:p>
      <text:p text:style-name="Standard">EnglishChinese</text:p>
      <text:p text:style-name="Standard">RussianEnglish</text:p>
      <text:p text:style-name="Standard">MathAndEnglishGrade2</text:p>
      <text:p text:style-name="Standard"/>
      <text:p text:style-name="Standard">Pimslur101</text:p>
      <text:p text:style-name="Standard">Fast Pace<text:s/>English</text:p>
      <text:p text:style-name="Standard"/>
      <text:list text:style-name="LFO11" text:continue-numbering="true">
        <text:list-item>
          <text:p text:style-name="P188">Course table holds specific material and instruction table:</text:p>
        </text:list-item>
      </text:list>
      <text:p text:style-name="P189">Course.tableMat=’English500’</text:p>
      <text:p text:style-name="P190">Course.tableInstr=’Pimslur101’</text:p>
      <text:list text:style-name="LFO11" text:continue-numbering="true">
        <text:list-item>
          <text:p text:style-name="P191">Material.frequency=frequency usage of a word; or any rating statistics</text:p>
        </text:list-item>
        <text:list-item>
          <text:p text:style-name="P192">Instruction.round=index of a schema sequence</text:p>
        </text:list-item>
        <text:list-item>
          <text:p text:style-name="P193">Instruction.instrType, Instruction.answerType=type of media used?</text:p>
        </text:list-item>
        <text:list-item>
          <text:p text:style-name="P194">New schema is the sequence to learn a new material item. Goal is to learn it in temporary memory. It has the highest priority when schedule the order of study instruction.</text:p>
        </text:list-item>
        <text:list-item>
          <text:p text:style-name="P195">Short schema is to learn after a new item is learned. Goal is to remember it after current session. It needs to be scheduled according to schema sequence as close as possible; but yield to new schema.</text:p>
        </text:list-item>
        <text:list-item>
          <text:p text:style-name="P196">Long schema is to review items the learned in previous sessions. It can be ordered anywhere in the study schedule.</text:p>
        </text:list-item>
        <text:list-item>
          <text:p text:style-name="P197">Study table links material item to instruction. It is possible to have different instruction for different item. A mix Math and English course, for instance.<text:s/>But it only has<text:s/>two IDs. MyStudy tables do not need to have reference key to Study table. Therefore, Study table is used just for logical illustration purpose</text:p>
        </text:list-item>
        <text:list-item>
          <text:p text:style-name="P198">MyCourse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11LVL1" style:family="text">
      <style:text-properties style:font-name="Symbol" style:font-name-asian="SimSun" style:font-name-complex="Mang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number>
      <text:list-level-style-number text:level="2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3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4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5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6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7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8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9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number text:level="1" style:num-suffix="." style:num-format="1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number>
      <text:list-level-style-number text:level="2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3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4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5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6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7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8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9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number>
      <text:list-level-style-number text:level="2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3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4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5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6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7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8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9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number>
      <text:list-level-style-number text:level="2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3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4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5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6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7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8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9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0263in" text:min-label-width="0.25in" text:list-level-position-and-space-mode="label-alignment">
          <style:list-level-label-alignment text:label-followed-by="listtab" fo:margin-left="1.2763in" fo:text-indent="-0.25in"/>
        </style:list-level-properties>
      </text:list-level-style-number>
      <text:list-level-style-number text:level="2" style:num-suffix="." style:num-format="1">
        <style:list-level-properties text:space-before="1.2763in" text:min-label-width="0.25in" text:list-level-position-and-space-mode="label-alignment">
          <style:list-level-label-alignment text:label-followed-by="listtab" fo:margin-left="1.5263in" fo:text-indent="-0.25in"/>
        </style:list-level-properties>
      </text:list-level-style-number>
      <text:list-level-style-number text:level="3" style:num-suffix="." style:num-format="1">
        <style:list-level-properties text:space-before="1.5263in" text:min-label-width="0.25in" text:list-level-position-and-space-mode="label-alignment">
          <style:list-level-label-alignment text:label-followed-by="listtab" fo:margin-left="1.7763in" fo:text-indent="-0.25in"/>
        </style:list-level-properties>
      </text:list-level-style-number>
      <text:list-level-style-number text:level="4" style:num-suffix="." style:num-format="1">
        <style:list-level-properties text:space-before="1.7763in" text:min-label-width="0.25in" text:list-level-position-and-space-mode="label-alignment">
          <style:list-level-label-alignment text:label-followed-by="listtab" fo:margin-left="2.0263in" fo:text-indent="-0.25in"/>
        </style:list-level-properties>
      </text:list-level-style-number>
      <text:list-level-style-number text:level="5" style:num-suffix="." style:num-format="1">
        <style:list-level-properties text:space-before="2.0263in" text:min-label-width="0.25in" text:list-level-position-and-space-mode="label-alignment">
          <style:list-level-label-alignment text:label-followed-by="listtab" fo:margin-left="2.2763in" fo:text-indent="-0.25in"/>
        </style:list-level-properties>
      </text:list-level-style-number>
      <text:list-level-style-number text:level="6" style:num-suffix="." style:num-format="1">
        <style:list-level-properties text:space-before="2.2763in" text:min-label-width="0.25in" text:list-level-position-and-space-mode="label-alignment">
          <style:list-level-label-alignment text:label-followed-by="listtab" fo:margin-left="2.5263in" fo:text-indent="-0.25in"/>
        </style:list-level-properties>
      </text:list-level-style-number>
      <text:list-level-style-number text:level="7" style:num-suffix="." style:num-format="1">
        <style:list-level-properties text:space-before="2.5263in" text:min-label-width="0.25in" text:list-level-position-and-space-mode="label-alignment">
          <style:list-level-label-alignment text:label-followed-by="listtab" fo:margin-left="2.7763in" fo:text-indent="-0.25in"/>
        </style:list-level-properties>
      </text:list-level-style-number>
      <text:list-level-style-number text:level="8" style:num-suffix="." style:num-format="1">
        <style:list-level-properties text:space-before="2.7763in" text:min-label-width="0.25in" text:list-level-position-and-space-mode="label-alignment">
          <style:list-level-label-alignment text:label-followed-by="listtab" fo:margin-left="3.0263in" fo:text-indent="-0.25in"/>
        </style:list-level-properties>
      </text:list-level-style-number>
      <text:list-level-style-number text:level="9" style:num-suffix="." style:num-format="1">
        <style:list-level-properties text:space-before="3.0263in" text:min-label-width="0.25in" text:list-level-position-and-space-mode="label-alignment">
          <style:list-level-label-alignment text:label-followed-by="listtab" fo:margin-left="3.2763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227in" text:min-label-width="0.25in" text:list-level-position-and-space-mode="label-alignment">
          <style:list-level-label-alignment text:label-followed-by="listtab" fo:margin-left="1.477in" fo:text-indent="-0.25in"/>
        </style:list-level-properties>
      </text:list-level-style-number>
      <text:list-level-style-number text:level="2" style:num-suffix="." style:num-format="1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</text:list-level-style-number>
      <text:list-level-style-number text:level="3" style:num-suffix="." style:num-format="1">
        <style:list-level-properties text:space-before="1.727in" text:min-label-width="0.25in" text:list-level-position-and-space-mode="label-alignment">
          <style:list-level-label-alignment text:label-followed-by="listtab" fo:margin-left="1.977in" fo:text-indent="-0.25in"/>
        </style:list-level-properties>
      </text:list-level-style-number>
      <text:list-level-style-number text:level="4" style:num-suffix="." style:num-format="1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</text:list-level-style-number>
      <text:list-level-style-number text:level="5" style:num-suffix="." style:num-format="1">
        <style:list-level-properties text:space-before="2.227in" text:min-label-width="0.25in" text:list-level-position-and-space-mode="label-alignment">
          <style:list-level-label-alignment text:label-followed-by="listtab" fo:margin-left="2.477in" fo:text-indent="-0.25in"/>
        </style:list-level-properties>
      </text:list-level-style-number>
      <text:list-level-style-number text:level="6" style:num-suffix="." style:num-format="1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</text:list-level-style-number>
      <text:list-level-style-number text:level="7" style:num-suffix="." style:num-format="1">
        <style:list-level-properties text:space-before="2.727in" text:min-label-width="0.25in" text:list-level-position-and-space-mode="label-alignment">
          <style:list-level-label-alignment text:label-followed-by="listtab" fo:margin-left="2.977in" fo:text-indent="-0.25in"/>
        </style:list-level-properties>
      </text:list-level-style-number>
      <text:list-level-style-number text:level="8" style:num-suffix="." style:num-format="1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</text:list-level-style-number>
      <text:list-level-style-number text:level="9" style:num-suffix="." style:num-format="1">
        <style:list-level-properties text:space-before="3.227in" text:min-label-width="0.25in" text:list-level-position-and-space-mode="label-alignment">
          <style:list-level-label-alignment text:label-followed-by="listtab" fo:margin-left="3.477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.227in" text:min-label-width="0.25in" text:list-level-position-and-space-mode="label-alignment">
          <style:list-level-label-alignment text:label-followed-by="listtab" fo:margin-left="1.477in" fo:text-indent="-0.25in"/>
        </style:list-level-properties>
      </text:list-level-style-number>
      <text:list-level-style-number text:level="2" style:num-suffix="." style:num-format="1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</text:list-level-style-number>
      <text:list-level-style-number text:level="3" style:num-suffix="." style:num-format="1">
        <style:list-level-properties text:space-before="1.727in" text:min-label-width="0.25in" text:list-level-position-and-space-mode="label-alignment">
          <style:list-level-label-alignment text:label-followed-by="listtab" fo:margin-left="1.977in" fo:text-indent="-0.25in"/>
        </style:list-level-properties>
      </text:list-level-style-number>
      <text:list-level-style-number text:level="4" style:num-suffix="." style:num-format="1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</text:list-level-style-number>
      <text:list-level-style-number text:level="5" style:num-suffix="." style:num-format="1">
        <style:list-level-properties text:space-before="2.227in" text:min-label-width="0.25in" text:list-level-position-and-space-mode="label-alignment">
          <style:list-level-label-alignment text:label-followed-by="listtab" fo:margin-left="2.477in" fo:text-indent="-0.25in"/>
        </style:list-level-properties>
      </text:list-level-style-number>
      <text:list-level-style-number text:level="6" style:num-suffix="." style:num-format="1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</text:list-level-style-number>
      <text:list-level-style-number text:level="7" style:num-suffix="." style:num-format="1">
        <style:list-level-properties text:space-before="2.727in" text:min-label-width="0.25in" text:list-level-position-and-space-mode="label-alignment">
          <style:list-level-label-alignment text:label-followed-by="listtab" fo:margin-left="2.977in" fo:text-indent="-0.25in"/>
        </style:list-level-properties>
      </text:list-level-style-number>
      <text:list-level-style-number text:level="8" style:num-suffix="." style:num-format="1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</text:list-level-style-number>
      <text:list-level-style-number text:level="9" style:num-suffix="." style:num-format="1">
        <style:list-level-properties text:space-before="3.227in" text:min-label-width="0.25in" text:list-level-position-and-space-mode="label-alignment">
          <style:list-level-label-alignment text:label-followed-by="listtab" fo:margin-left="3.477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1.227in" text:min-label-width="0.25in" text:list-level-position-and-space-mode="label-alignment">
          <style:list-level-label-alignment text:label-followed-by="listtab" fo:margin-left="1.477in" fo:text-indent="-0.25in"/>
        </style:list-level-properties>
      </text:list-level-style-number>
      <text:list-level-style-number text:level="2" style:num-suffix="." style:num-format="1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</text:list-level-style-number>
      <text:list-level-style-number text:level="3" style:num-suffix="." style:num-format="1">
        <style:list-level-properties text:space-before="1.727in" text:min-label-width="0.25in" text:list-level-position-and-space-mode="label-alignment">
          <style:list-level-label-alignment text:label-followed-by="listtab" fo:margin-left="1.977in" fo:text-indent="-0.25in"/>
        </style:list-level-properties>
      </text:list-level-style-number>
      <text:list-level-style-number text:level="4" style:num-suffix="." style:num-format="1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</text:list-level-style-number>
      <text:list-level-style-number text:level="5" style:num-suffix="." style:num-format="1">
        <style:list-level-properties text:space-before="2.227in" text:min-label-width="0.25in" text:list-level-position-and-space-mode="label-alignment">
          <style:list-level-label-alignment text:label-followed-by="listtab" fo:margin-left="2.477in" fo:text-indent="-0.25in"/>
        </style:list-level-properties>
      </text:list-level-style-number>
      <text:list-level-style-number text:level="6" style:num-suffix="." style:num-format="1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</text:list-level-style-number>
      <text:list-level-style-number text:level="7" style:num-suffix="." style:num-format="1">
        <style:list-level-properties text:space-before="2.727in" text:min-label-width="0.25in" text:list-level-position-and-space-mode="label-alignment">
          <style:list-level-label-alignment text:label-followed-by="listtab" fo:margin-left="2.977in" fo:text-indent="-0.25in"/>
        </style:list-level-properties>
      </text:list-level-style-number>
      <text:list-level-style-number text:level="8" style:num-suffix="." style:num-format="1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</text:list-level-style-number>
      <text:list-level-style-number text:level="9" style:num-suffix="." style:num-format="1">
        <style:list-level-properties text:space-before="3.227in" text:min-label-width="0.25in" text:list-level-position-and-space-mode="label-alignment">
          <style:list-level-label-alignment text:label-followed-by="listtab" fo:margin-left="3.477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mes Wu</dc:creator>
    <meta:creation-date>2015-06-13T10:27:00Z</meta:creation-date>
    <dc:date>2019-02-11T19:28:00Z</dc:date>
    <meta:template xlink:href="Normal.dotm" xlink:type="simple"/>
    <meta:editing-cycles>32</meta:editing-cycles>
    <meta:editing-duration>PT1410840S</meta:editing-duration>
    <meta:document-statistic meta:page-count="1" meta:paragraph-count="8" meta:word-count="663" meta:character-count="4435" meta:row-count="31" meta:non-whitespace-character-count="3780"/>
  </office:meta>
</office:document-meta>
</file>